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a09b8" officeooo:paragraph-rsid="001a09b8"/>
    </style:style>
    <style:style style:name="P2" style:family="paragraph" style:parent-style-name="Standard">
      <style:paragraph-properties fo:text-align="justify" style:justify-single-word="false"/>
      <style:text-properties fo:font-weight="bold" officeooo:rsid="001a09b8" officeooo:paragraph-rsid="001a09b8" style:font-weight-asian="bold" style:font-weight-complex="bold"/>
    </style:style>
    <style:style style:name="P3" style:family="paragraph" style:parent-style-name="Text_20_body">
      <style:text-properties fo:font-weight="normal"/>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in" fo:margin-bottom="0in" loext:contextual-spacing="false" fo:line-height="120%" style:writing-mode="lr-tb"/>
      <style:text-properties fo:font-variant="normal" fo:text-transform="none" fo:color="#000000" style:font-name="Liberation Serif1" fo:font-size="12pt" fo:font-style="normal" style:text-underline-style="solid" style:text-underline-width="auto" style:text-underline-color="font-color" fo:font-weight="normal" fo:background-color="transparent"/>
    </style:style>
    <style:style style:name="P7" style:family="paragraph" style:parent-style-name="Text_20_body">
      <style:paragraph-properties fo:margin-top="0in" fo:margin-bottom="0in" loext:contextual-spacing="false" fo:line-height="120%" style:writing-mode="lr-tb"/>
      <style:text-properties fo:font-weight="normal"/>
    </style:style>
    <style:style style:name="P8" style:family="paragraph" style:parent-style-name="Text_20_body">
      <style:paragraph-properties fo:margin-top="0in" fo:margin-bottom="0in" loext:contextual-spacing="false" fo:line-height="120%" style:writing-mode="lr-tb"/>
    </style:style>
    <style:style style:name="P9" style:family="paragraph">
      <style:paragraph-properties fo:text-align="center"/>
    </style:style>
    <style:style style:name="T1" style:family="text">
      <style:text-properties fo:font-variant="normal" fo:text-transform="none" fo:color="#000000" style:font-name="Liberation Serif1" fo:font-size="12pt" fo:font-style="normal" style:text-underline-style="solid" style:text-underline-width="auto" style:text-underline-color="font-color"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7.19999980926514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1" fo:font-size="7.19999980926514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ambria" fo:font-size="12pt" fo:font-style="normal" style:text-underline-style="none" fo:font-weight="normal" style:text-blinking="false" fo:background-color="transparent" loext:char-shading-value="0"/>
    </style:style>
    <style:style style:name="T8" style:family="text">
      <style:text-properties fo:font-variant="normal" fo:text-transform="none" fo:color="#242729" style:text-line-through-style="none" style:text-line-through-type="none" style:font-name="Liberation Serif1" fo:font-size="11.5pt" fo:font-style="normal" style:text-underline-style="none" style:text-blinking="false" fo:background-color="transparent" loext:char-shading-value="0"/>
    </style:style>
    <style:style style:name="T9" style:family="text">
      <style:text-properties style:font-name="Liberation Serif1" fo:font-size="12pt" fo:font-style="normal" fo:font-weight="normal"/>
    </style:style>
    <style:style style:name="T10" style:family="text">
      <style:text-properties fo:font-weight="normal"/>
    </style:style>
    <style:style style:name="T11" style:family="text">
      <style:text-properties fo:font-weight="bold" style:font-weight-asian="bold" style:font-weight-complex="bold"/>
    </style:style>
    <style:style style:name="T12" style:family="text">
      <style:text-properties fo:font-style="italic" fo:font-weight="normal" style:font-style-asian="italic" style:font-style-complex="italic"/>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text:p>
      <text:p text:style-name="P1"><text:span text:style-name="T10">Acquiring a <text:s/>customer is the most <text:s/>important step in any business. An organization need to put a significant effort to identify the factors which motivate the non-purchasing customers to make their first purchase. <text:s/>One simple method can be asking customers to fill out the survey about their expectations and experiences in the process of making a first purchase. Marketing can done in countless ways like radio and TV commercials, magazines, newspapers, coupons, email blasts, and so forth. <text:s/>According to study led by coupons.com even a simple welcome surprise of promotional sale in a customer's inbox is enough to spark an excited shopping spree. Identifying if the promotion has a real impact is the key factor.</text:span></text:p>
      <text:p text:style-name="P1"><text:span text:style-name="T10"/></text:p>
      <text:p text:style-name="P1"><text:span text:style-name="T11">Hypothesis</text:span><text:span text:style-name="T10">:</text:span></text:p>
      <text:p text:style-name="P1"><text:span text:style-name="T10">Task at hand is to determine if the free pita card motivate the non-purchasing customers to make their first purchase. </text:span></text:p>
      <text:p text:style-name="P1"><text:span text:style-name="T12">Null Hypothesis</text:span><text:span text:style-name="T10">(H0) : New customers acquired during a campaign week is same as pre campaign week</text:span></text:p>
      <text:p text:style-name="P1"><text:span text:style-name="T12">Alternate Hypothesis</text:span><text:span text:style-name="T10">(HA): There is significant increase in number of new customers to store after campaign</text:span></text:p>
      <text:p text:style-name="P1"><text:span text:style-name="T10"><text:s/>Average number of new customers before and after are represented by µ1 and µ2 </text:span></text:p>
      <text:p text:style-name="P1"><text:span text:style-name="T10"><text:s text:c="4"/>H0 : µ1=µ2</text:span></text:p>
      <text:p text:style-name="P1"><text:span text:style-name="T10"><text:s text:c="4"/>H1:µ1≠µ2</text:span></text:p>
      <text:p text:style-name="P1"><text:span text:style-name="T10"/></text:p>
      <text:p text:style-name="P1"><text:span text:style-name="T10">We can test the significance of promotion using different techniques. Each of this have its own pro and cons.</text:span></text:p>
      <text:p text:style-name="P1"><text:span text:style-name="T10">Pre/Post Design </text:span></text:p>
      <text:p text:style-name="P1"><text:span text:style-name="T10">In this design we </text:span></text:p>
      <text:p text:style-name="P1"><text:span text:style-name="T10">1) Observer the acquisition rate of new customers before the campaign</text:span></text:p>
      <text:p text:style-name="P1"><text:span text:style-name="T10">2) Apply the promotion of free pita card</text:span></text:p>
      <text:p text:style-name="P1"><text:span text:style-name="T10">3) Measure the sale in post campaign</text:span></text:p>
      <text:p text:style-name="P1"><text:span text:style-name="T10">This is relatively inexpensive and easy to setup. Any change in the acquisition rate is assumed to be due to promotion. The weakness of this design is that it assumes similar conditions hold in pre and post period. Seasonality is a major threat to this design as the time period of the pre order and post order is different. Changes in post period can be due to normal change in the customers buying behavior rather than the effect of promotion. <text:s/></text:span></text:p>
      <text:p text:style-name="P1"><text:span text:style-name="T10"/></text:p>
      <text:p text:style-name="P1"><text:span text:style-name="T11">Test/Control Design</text:span><text:span text:style-name="T10">:</text:span></text:p>
      <text:p text:style-name="P1"><text:span text:style-name="T10">In this design a group of customers are assigned into control and test groups. The test group receives the free pita card where as the other group does not. Since the two groups don’t differ in systematic way, the difference between the two groups can be attributed to the promotion of free pita card. This involved an addition task of assigning the customers to different groups. We should make sure that the assignment to the groups is completely random and our test group is representative to the population. Any bias in the test group would <text:s/>invalidate the final results. </text:span></text:p>
      <text:p text:style-name="P1"><text:span text:style-name="T10"/></text:p>
      <text:p text:style-name="P1"><text:span text:style-name="T10">We need to first define the power of test, probability of not doing a type II error. Can we set it to different value based on how aggressively we want to reject or accept the hypothesis. Following are some terms referred while performing statistical tests. </text:span></text:p>
      <text:p text:style-name="P1"><text:span text:style-name="T10">Base line conversion: Current conversion rate. This is computed as number of successful actions divided by the number of visitors who saw the page. In our case, the successful action is making a purchase. So the formula will be </text:span></text:p>
      <text:p text:style-name="P1"><draw:line text:anchor-type="paragraph" draw:z-index="0" draw:name="Shape1" draw:style-name="gr1" draw:text-style-name="P9" svg:x1="0.7563in" svg:y1="0.1839in" svg:x2="4.5063in" svg:y2="0.1839in"><text:p/></draw:line><text:span text:style-name="T10"> <text:s text:c="20"/>number of customers who made their first purchase</text:span></text:p>
      <text:p text:style-name="P1"><text:span text:style-name="T10"><text:s text:c="19"/>number of customers who visited the site for first time. </text:span></text:p>
      <text:p text:style-name="P1"><text:soft-page-break/><text:span text:style-name="T10"/></text:p>
      <text:p text:style-name="P1"><text:span text:style-name="T10">Base conversion of 3% means that among 100 first time visitors to the page, 3 visitors made their first purchase.</text:span></text:p>
      <text:p text:style-name="P1"><text:span text:style-name="T10">If CAVA is using any analytical platforms like Google analytics,piwik. We can compute the conversion rate using the historic data from those platforms. Let’s assume that we have a conversion of 2%.</text:span></text:p>
      <text:p text:style-name="P1"><text:span text:style-name="T10"/></text:p>
      <text:p text:style-name="P1"><text:span text:style-name="T12">Minimum Effect Size</text:span><text:span text:style-name="T10">: How much change from the baseline do we want to detect. Sample size is inversely proportionally to effect size. We need a small sample size to detect a large effect and large sample to detect small effect. We can fix the relative minimum Effect Size to be 20% for this case.</text:span></text:p>
      <text:p text:style-name="P1"><text:span text:style-name="T10"/></text:p>
      <text:p text:style-name="P1"><text:span text:style-name="T12">Significance Level</text:span><text:span text:style-name="T10">: Significance level of 80% means that we are ready to accept 20% false positive rate i,e we are aware of fact that test will declare new version as a winner 20% of time when actually it is not. Depending on the cost of promotion we can decide how strictly we want test to be in declaring a winner. As the pits card as associated with the monetary value and I assume it to be of significant price. Hence 95% significance level seems to be correct choice for our test.</text:span></text:p>
      <text:p text:style-name="P1"><text:span text:style-name="T10"/></text:p>
      <text:p text:style-name="P1"><text:span text:style-name="T10">With all these values fixed, effect size, significance level and power of test <text:s/>we can compute the sample size using a power.prop.test function in R.</text:span></text:p>
      <text:p text:style-name="P1"><text:span text:style-name="T10">Alternately we can use online sample size calculators like optimizely, evanmiller blog and vwo. Using the above mentioned method we get a sample size of 20k visitors for each variation. That mean we need overall 40k visitors to the website. Based on the time and money allocated for campaign we can alter the variable. </text:span></text:p>
      <text:p text:style-name="P1"><text:span text:style-name="T10"/></text:p>
      <text:p text:style-name="P1"><text:span text:style-name="T10"/></text:p>
      <text:p text:style-name="P2">Matched Groups</text:p>
      <text:p text:style-name="P1"><text:span text:style-name="T10">Problem with test/control design is that we should have a control group who do not receive the promotional benefits. Often control group cannot be randomly assigned due to ethical or practical business reasons. We don't want to lose out any revenue opportunity by excluding a group of customers from the promotion. </text:span></text:p>
      <text:p text:style-name="P1"><text:span text:style-name="T10">For this reason we can use matching algorithms which can find a set of untreated customers that match as closely as treated customers on a set of variable to are affecting the outcome. The main reason behind this matching is that if they have similar pre period purchase behavior and other characteristics like demographics and attitudes, <text:s/>then any difference we see during and after the promotion can be attributed to promotion. For example if we have test group of 5 people with age of 20-25, students and from state A. We try to find the similar customers from past who have visited the website and observer their behavior. If there is any change in the behavior of those customers with promotion in-place, we can give that credit to promotion. </text:span></text:p>
      <text:p text:style-name="P1"><text:span text:style-name="T10">Alternatively, we can also use propensity score matching technique to find the similar group.</text:span></text:p>
      <text:p text:style-name="P1"><text:span text:style-name="T10"/></text:p>
      <text:p text:style-name="P1"><text:span text:style-name="T10"/></text:p>
      <text:p text:style-name="P1"><text:span text:style-name="T10"/></text:p>
      <text:p text:style-name="P1"><text:span text:style-name="T10"/></text:p>
      <text:p text:style-name="P1"><text:span text:style-name="T10"><text:s text:c="3"/></text:span></text:p>
      <text:p text:style-name="P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5:09:45.888827418</meta:creation-date>
    <dc:date>2017-05-19T15:12:57.415599675</dc:date>
    <meta:editing-duration>PT3M11S</meta:editing-duration>
    <meta:editing-cycles>3</meta:editing-cycles>
    <meta:generator>LibreOffice/5.1.6.2$Linux_X86_64 LibreOffice_project/10m0$Build-2</meta:generator>
    <meta:document-statistic meta:table-count="0" meta:image-count="0" meta:object-count="0" meta:page-count="2" meta:paragraph-count="32" meta:word-count="991" meta:character-count="5846" meta:non-whitespace-character-count="4814"/>
  </office:meta>
</office:document-meta>
</file>